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0%" draw:textarea-horizontal-align="justify" draw:textarea-vertical-align="middle" draw:auto-grow-height="false" fo:min-height="9.116cm" fo:min-width="10.733cm" loext:decorative="false"/>
    </style:style>
    <style:style style:name="gr2" style:family="graphic" style:parent-style-name="standard">
      <style:graphic-properties draw:fill-color="#f10d0c" draw:opacity="20%" draw:textarea-horizontal-align="justify" draw:textarea-vertical-align="middle" draw:auto-grow-height="false" fo:min-height="9.967cm" fo:min-width="24.46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3.155cm" fo:min-width="9.48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157cm" fo:min-width="9.486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57cm" fo:min-width="9.48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069a2e" draw:textarea-horizontal-align="justify" draw:textarea-vertical-align="middle" draw:auto-grow-height="false" fo:min-height="1.453cm" fo:min-width="21.967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draw:marker-start="Arrowheads_20_3" draw:marker-start-width="0.379cm" draw:marker-end="Arrowheads_20_4" draw:marker-end-width="0.379cm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155cm" fo:min-width="9.48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3cm" draw:marker-start="Arrowheads_20_7" draw:marker-start-width="0.379cm" draw:marker-end="Arrowheads_20_8" draw:marker-end-width="0.379cm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draw:marker-start-width="0.279cm" draw:marker-end="Arrowheads_20_10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3.155cm" fo:min-width="9.484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3cm" draw:marker-start="Arrowheads_20_11" draw:marker-start-width="0.379cm" draw:marker-end="Arrowheads_20_12" draw:marker-end-width="0.379cm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7.68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2.923cm" loext:decorative="false"/>
      <style:paragraph-properties style:writing-mode="lr-tb"/>
    </style:style>
    <style:style style:name="P1" style:family="paragraph">
      <loext:graphic-properties draw:opacity="30%"/>
      <style:paragraph-properties fo:text-align="center"/>
    </style:style>
    <style:style style:name="P2" style:family="paragraph">
      <loext:graphic-properties draw:fill-color="#f10d0c"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069a2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33cm" svg:height="9.366cm" svg:x="1.941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4.962cm" svg:height="10.217cm" svg:x="1.317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9.986cm" svg:height="3.405cm" svg:x="2.564cm" svg:y="8.447cm">
          <text:p text:style-name="P3">Termin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986cm" svg:height="3.407cm" svg:x="2.564cm" svg:y="13.555cm">
          <text:p text:style-name="P3">VGA</text:p>
          <text:p text:style-name="P3">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9.985cm" svg:height="3.407cm" svg:x="15.046cm" svg:y="13.555cm">
          <text:p text:style-name="P3">Keyboard</text:p>
          <text:p text:style-name="P3">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2.467cm" svg:height="1.703cm" svg:x="2.564cm" svg:y="18.664cm">
          <text:p text:style-name="P3">Hardwar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7.557cm" svg:y1="16.961cm" svg:x2="7.557cm" svg:y2="18.664cm">
          <text:p/>
        </draw:line>
        <draw:line draw:style-name="gr8" draw:text-style-name="P6" draw:layer="layout" svg:x1="20.038cm" svg:y1="18.664cm" svg:x2="20.038cm" svg:y2="16.961cm">
          <text:p/>
        </draw:line>
        <draw:line draw:style-name="gr9" draw:text-style-name="P3" draw:layer="layout" svg:x1="7.557cm" svg:y1="11.852cm" svg:x2="7.557cm" svg:y2="13.555cm">
          <text:p/>
        </draw:line>
        <draw:custom-shape draw:style-name="gr10" draw:text-style-name="P4" draw:layer="layout" svg:width="9.985cm" svg:height="3.405cm" svg:x="15.046cm" svg:y="8.447cm">
          <text:p text:style-name="P3">STDIO</text:p>
          <text:p text:style-name="P3">Pseudo dev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046cm" svg:y1="9.298cm" svg:x2="12.55cm" svg:y2="9.298cm">
          <text:p/>
        </draw:line>
        <draw:connector draw:style-name="gr12" draw:text-style-name="P6" draw:layer="layout" svg:x1="15.046cm" svg:y1="15.258cm" svg:x2="12.55cm" svg:y2="10.149cm" draw:start-shape="id1" draw:start-glue-point="3" draw:end-shape="id2" draw:end-glue-point="1" svg:d="M15046 15258h-1248v-5109h-1248" svg:viewBox="0 0 2497 5110">
          <text:p/>
        </draw:connector>
        <draw:custom-shape draw:style-name="gr13" draw:text-style-name="P4" draw:layer="layout" svg:width="9.984cm" svg:height="3.405cm" svg:x="8.806cm" svg:y="1.635cm">
          <text:p text:style-name="P3">User</text:p>
          <text:p text:style-name="P3">Pro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7.542cm" svg:y1="5.041cm" svg:x2="17.542cm" svg:y2="8.447cm">
          <text:p/>
        </draw:line>
        <draw:frame draw:style-name="gr15" draw:text-style-name="P7" draw:layer="layout" svg:width="15.979cm" svg:height="1.08cm" svg:x="9.151cm" svg:y="5.317cm">
          <draw:text-box>
            <text:p><text:span text:style-name="T1">read/write syscalls to stdio devices</text:span></text:p>
          </draw:text-box>
        </draw:frame>
        <draw:frame draw:style-name="gr16" draw:text-style-name="P7" draw:layer="layout" svg:width="6.678cm" svg:height="1.08cm" svg:x="20.039cm" svg:y="6.744cm">
          <draw:text-box>
            <text:p><text:span text:style-name="T1">Kernel spa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22:37.386491747</meta:creation-date>
    <dc:date>2023-09-30T20:00:56.745066677</dc:date>
    <meta:editing-duration>PT39M38S</meta:editing-duration>
    <meta:editing-cycles>2</meta:editing-cycles>
    <meta:generator>LibreOffice/7.6.0.3$Linux_X86_64 LibreOffice_project/60$Build-3</meta:generator>
    <meta:document-statistic meta:object-count="16"/>
  </office:meta>
</office:document-meta>
</file>